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P10" style:family="paragraph" style:parent-style-name="Standard">
      <style:text-properties officeooo:rsid="00188863" officeooo:paragraph-rsid="00188863"/>
    </style:style>
    <style:style style:name="P11" style:family="paragraph" style:parent-style-name="Standard">
      <style:text-properties officeooo:rsid="001ce938" officeooo:paragraph-rsid="001ce938"/>
    </style:style>
    <style:style style:name="P12" style:family="paragraph" style:parent-style-name="Standard">
      <style:text-properties officeooo:rsid="001a8575" officeooo:paragraph-rsid="001a8575"/>
    </style:style>
    <style:style style:name="T1" style:family="text">
      <style:text-properties officeooo:rsid="000e14e9"/>
    </style:style>
    <style:style style:name="T2" style:family="text">
      <style:text-properties officeooo:rsid="001828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text:p text:style-name="P9"/>
      <text:p text:style-name="P11">D3-D5: Basically the same test as D2, just confirmation. </text:p>
      <text:p text:style-name="P9"/>
      <text:p text:style-name="P12">D6, D7: Rho = 100, no_birds = 50. </text:p>
      <text:p text:style-name="P12"/>
      <text:p text:style-name="P11">D8: Test with Rho = 100, no_birds = 100. Results seem good. </text:p>
      <text:p text:style-name="P11"/>
      <text:p text:style-name="P11">D9: Test with Rho = 100, no_birds = 100, full rectangle used for spawning points. Results seem goo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24T12:58:16.732106423</dc:date>
    <meta:editing-duration>PT18M25S</meta:editing-duration>
    <meta:editing-cycles>12</meta:editing-cycles>
    <meta:document-statistic meta:table-count="0" meta:image-count="0" meta:object-count="0" meta:page-count="1" meta:paragraph-count="14" meta:word-count="353" meta:character-count="2012" meta:non-whitespace-character-count="1660"/>
  </office:meta>
</office:document-meta>
</file>